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font-name="Times New Roman1" fo:font-style="normal" style:text-underline-style="none" style:font-style-asian="normal" style:font-style-complex="normal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" style:text-underline-style="none"/>
    </style:style>
    <style:style style:name="T8" style:family="text">
      <style:text-properties style:font-name="Times New Roman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r rouge – Sciences</text:p>
      <text:p text:style-name="P1"/>
      <text:p text:style-name="P1">Tier 1</text:p>
      <text:p text:style-name="P1"/>
      <text:p text:style-name="P2">Au choix :</text:p>
      <text:p text:style-name="P3"/>
      <text:p text:style-name="P2"><text:span text:style-name="T1">Tactiques d'escarmouche :</text:span><text:span text:style-name="T2"> +1 en mobilité pour les sections d'infanterie légère (Tier 1)</text:span></text:p>
      <text:p text:style-name="P2"><text:span text:style-name="T1">Cuirasses en cuivre :</text:span><text:span text:style-name="T2"> +2 en armure pour les sections d'infanterie lourde (Tier 1)</text:span></text:p>
      <text:p text:style-name="P2"><text:span text:style-name="T1">Industrie de guerre :</text:span><text:span text:style-name="T2"> -10% des coûts des blindés et pièces d'artillerie (Tier 1)</text:span></text:p>
      <text:p text:style-name="P2"><text:span text:style-name="T1">Tactiques de charge :</text:span><text:span text:style-name="T2"> permet l'utilisation de la </text:span><text:span text:style-name="T4">Charge à la baïonnette </text:span><text:span text:style-name="T3">et du </text:span><text:span text:style-name="T4">Mur de baïonnette</text:span></text:p>
      <text:p text:style-name="P2"><text:span text:style-name="T4">Modernisation : Fusils :</text:span><text:span text:style-name="T3"> +5 en précision pour les troupes armées de fusils</text:span></text:p>
      <text:p text:style-name="P2"><text:span text:style-name="T4">Médecine de bataille :</text:span><text:span text:style-name="T3"> +2% en reconstitution d'unités</text:span></text:p>
      <text:p text:style-name="P2"><text:span text:style-name="T4">Approvisionnement amélioré :</text:span><text:span text:style-name="T3"> +5 munitions pour chaque unité d'artillerie</text:span></text:p>
      <text:p text:style-name="P2"><text:span text:style-name="T4">Commandement responsable :</text:span><text:span text:style-name="T3"> +2 de discipline à toutes les unités d'infanterie</text:span></text:p>
      <text:p text:style-name="P2"><text:span text:style-name="T4">« Ils ne passeront pas ! » :</text:span><text:span text:style-name="T3"> +3 de discipline et de moral à toutes les unités d'infanterie lorsque vous vous défendez.</text:span></text:p>
      <text:p text:style-name="P2"><text:span text:style-name="T5">É</text:span><text:span text:style-name="T4">conomie centralisée :</text:span><text:span text:style-name="T3"> +5% en bénéfices de la nation</text:span></text:p>
      <text:p text:style-name="P2"><text:span text:style-name="T4">Formation de pelotons :</text:span><text:span text:style-name="T3"> permet l'utilisation du </text:span><text:span text:style-name="T4">Tir de suppression (-10 précision, 2 salves par tour) </text:span><text:span text:style-name="T3">pour toutes les unités d'infanterie</text:span></text:p>
      <text:p text:style-name="P2"><text:span text:style-name="T1">Armes exotiques :</text:span><text:span text:style-name="T2"> améliore l'impact de l'infanterie lourde sur le moral</text:span></text:p>
      <text:p text:style-name="P2"><text:span text:style-name="T1">Uniforme terne :</text:span><text:span text:style-name="T2"> -1 en portée de détection des unités d'infanterie légère de Tier 1 pour l'ennemi</text:span></text:p>
      <text:p text:style-name="P2"><text:span text:style-name="T1">Extincteurs embarqués :</text:span><text:span text:style-name="T2"> -60% de chances d'un incendie dans un blindé ou un avion. -20% dans un bateau</text:span></text:p>
      <text:p text:style-name="P2"><text:span text:style-name="T1">Masques rudimentaires :</text:span><text:span text:style-name="T2"> -25% de pertes dues au gaz dans l'infanterie</text:span></text:p>
      <text:p text:style-name="P2"><text:span text:style-name="T1">Avions en cuivre :</text:span><text:span text:style-name="T2"> +5 de blindage pour toutes les unités aériennes (Tier 1)</text:span></text:p>
      <text:p text:style-name="P2"><text:span text:style-name="T1">Modernisation : Voies de ravitaillement :</text:span><text:span text:style-name="T2"> -1 tour pour le ravitaillement à pied</text:span></text:p>
      <text:p text:style-name="P2"><text:span text:style-name="T1">« Bonnes vieilles méthodes » :</text:span><text:span text:style-name="T2"> permet aux navires d'utiliser l'aptitude </text:span><text:span text:style-name="T6">É</text:span><text:span text:style-name="T7">peronnage </text:span></text:p>
      <text:p text:style-name="P2"><text:span text:style-name="T7">Taran :</text:span><text:span text:style-name="T8"> permet l'utilisation de la tactique du </text:span><text:span text:style-name="T7">Taran</text:span></text:p>
      <text:p text:style-name="P2"><text:span text:style-name="T7">Machinisme :</text:span><text:span text:style-name="T8"> +1 en portée tactique pour tous les navires de Tier 1</text:span></text:p>
      <text:p text:style-name="P2"><text:span text:style-name="T7">« Pour la Nation ! » : </text:span><text:span text:style-name="T8">+1 en armure à toutes les unités d'infanterie lorsque vous attaquez</text:span></text:p>
      <text:p text:style-name="P2"><text:span text:style-name="T6">É</text:span><text:span text:style-name="T7">claireurs : </text:span><text:span text:style-name="T8">+1 à la portée de détection de votre armée</text:span></text:p>
      <text:p text:style-name="P2"><text:span text:style-name="T7">Volonté forte : </text:span><text:span text:style-name="T8">annule l'effet des unités de propagande ou de terreur chez l'infanterie lourde et l'infanterie d'assaut (Tier 1)</text:span></text:p>
      <text:p text:style-name="P2"><text:span text:style-name="T7">Travail manuel : </text:span><text:span text:style-name="T8">+10% de revenu des usines</text:span></text:p>
      <text:p text:style-name="P2"><text:span text:style-name="T7">Richesses de la terre : </text:span><text:span text:style-name="T8">+10% des revenus d'un gisement</text:span></text:p>
      <text:p text:style-name="P4"/>
      <text:p text:style-name="P5">Débloqués de facto :</text:p>
      <text:p text:style-name="P5"/>
      <text:p text:style-name="P2"><text:span text:style-name="T1">« Visez la tourelle ! » :</text:span><text:span text:style-name="T2"> permet l'utilisation d'</text:span><text:span text:style-name="T1">Obus perforants (+10 DcB)</text:span></text:p>
      <text:p text:style-name="P2"><text:span text:style-name="T1">Détonateur avancé :</text:span><text:span text:style-name="T2"> permet l'utilisation d'</text:span><text:span text:style-name="T1">Obus à shrapnel (+15 DcI -10 Précision)</text:span></text:p>
      <text:p text:style-name="P2"><text:span text:style-name="T7">Pluie de mort :</text:span><text:span text:style-name="T8"> permet l'utilisation d'</text:span><text:span text:style-name="T7">Obus fusants (+5 DcI -5 Précision)</text:span></text:p>
      <text:p text:style-name="P2"><text:span text:style-name="T7">Commandement rapproché :</text:span><text:span text:style-name="T8"> permet le déploiement d'une unité de </text:span><text:span text:style-name="T7">Feld-maréchal </text:span><text:span text:style-name="T8">sur le champ de bataille</text:span></text:p>
      <text:p text:style-name="P2"><text:span text:style-name="T7">Premières victoires :</text:span><text:span text:style-name="T8"> permet le recrutement d'une </text:span><text:span text:style-name="T7">Unité héroïque</text:span></text:p>
      <text:p text:style-name="P2"><text:span text:style-name="T7">Modernisation : infrastructure militaire :</text:span><text:span text:style-name="T8"> vous permet de produire des unités de Tier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cée Fabert</meta:initial-creator>
    <meta:creation-date>2014-02-24T08:20:23.35</meta:creation-date>
    <dc:date>2014-03-30T19:10:33.97</dc:date>
    <dc:creator>Pierre FARGEIX</dc:creator>
    <meta:editing-duration>PT4H3M15S</meta:editing-duration>
    <meta:editing-cycles>17</meta:editing-cycles>
    <meta:generator>OpenOffice/4.0.1$Win32 OpenOffice.org_project/401m5$Build-9714</meta:generator>
    <meta:document-statistic meta:table-count="0" meta:image-count="0" meta:object-count="0" meta:page-count="1" meta:paragraph-count="35" meta:word-count="425" meta:character-count="2524"/>
  </office:meta>
</office:document-meta>
</file>